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8cm" svg:height="2.3cm" svg:x="1.1cm" svg:y="1.1cm">
          <text:p text:style-name="P1"><text:span text:style-name="T1">C</text:span></text:p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2.3cm" svg:x="6.1cm" svg:y="1.1cm">
          <text:p text:style-name="P1">Haskell</text:p>
          <text:p text:style-name="P1">func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cm" svg:y1="3.4cm" svg:x2="3cm" svg:y2="15cm">
          <text:p/>
        </draw:line>
        <draw:line draw:style-name="gr2" draw:text-style-name="P1" draw:layer="layout" svg:x1="8cm" svg:y1="3.4cm" svg:x2="8cm" svg:y2="15cm">
          <text:p/>
        </draw:line>
        <draw:custom-shape draw:style-name="gr1" draw:text-style-name="P1" draw:layer="layout" svg:width="3.8cm" svg:height="2.3cm" svg:x="11.1cm" svg:y="1.1cm">
          <text:p text:style-name="P1"><text:span text:style-name="T1">C</text:span></text:p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2.3cm" svg:x="16.1cm" svg:y="1.1cm">
          <text:p text:style-name="P1">Haskell</text:p>
          <text:p text:style-name="P1">func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cm" svg:y1="3.4cm" svg:x2="13cm" svg:y2="15cm">
          <text:p/>
        </draw:line>
        <draw:line draw:style-name="gr2" draw:text-style-name="P1" draw:layer="layout" svg:x1="18cm" svg:y1="3.4cm" svg:x2="18cm" svg:y2="15cm">
          <text:p/>
        </draw:line>
        <draw:custom-shape draw:style-name="gr1" draw:text-style-name="P1" draw:layer="layout" svg:width="0.6cm" svg:height="10.8cm" svg:x="2.7cm" svg:y="3.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893cm" svg:x="7.7cm" svg:y="5.60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5.9cm" svg:x2="8.1cm" svg:y2="5.9cm">
          <text:p/>
        </draw:line>
        <draw:custom-shape draw:style-name="gr1" draw:text-style-name="P1" draw:layer="layout" svg:width="0.6cm" svg:height="5.293cm" svg:x="12.7cm" svg:y="6.80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cm" svg:y1="7.1cm" svg:x2="13.1cm" svg:y2="7.1cm">
          <text:p/>
        </draw:line>
        <draw:custom-shape draw:style-name="gr1" draw:text-style-name="P1" draw:layer="layout" svg:width="0.6cm" svg:height="2.693cm" svg:x="17.7cm" svg:y="8.00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cm" svg:y1="8.3cm" svg:x2="18.1cm" svg:y2="8.3cm">
          <text:p/>
        </draw:line>
        <draw:line draw:style-name="gr3" draw:text-style-name="P1" draw:layer="layout" svg:x1="18cm" svg:y1="10.5cm" svg:x2="12.9cm" svg:y2="10.5cm">
          <text:p/>
        </draw:line>
        <draw:line draw:style-name="gr3" draw:text-style-name="P1" draw:layer="layout" svg:x1="13cm" svg:y1="11.8cm" svg:x2="7.9cm" svg:y2="11.8cm">
          <text:p/>
        </draw:line>
        <draw:line draw:style-name="gr3" draw:text-style-name="P1" draw:layer="layout" svg:x1="8.1cm" svg:y1="13.2cm" svg:x2="3cm" svg:y2="13.2cm">
          <text:p/>
        </draw:line>
        <draw:custom-shape draw:style-name="gr4" draw:text-style-name="P1" draw:layer="layout" svg:width="4.8cm" svg:height="2.4cm" svg:x="9.1cm" svg:y="3.9cm">
          <text:p text:style-name="P1">1<text:span text:style-name="T2">st</text:span> Haskell</text:p>
          <text:p text:style-name="P1">Context</text:p>
          <draw:enhanced-geometry svg:viewBox="0 0 21600 21600" draw:text-areas="800 800 20800 20800" draw:type="round-rectangular-callout" draw:modifiers="-4993.95959175172 19746.7721782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4.8cm" svg:height="2.4cm" svg:x="19.1cm" svg:y="6.3cm">
          <text:p text:style-name="P1">2<text:span text:style-name="T2">nd</text:span> Haskell</text:p>
          <text:p text:style-name="P1">Context</text:p>
          <draw:enhanced-geometry svg:viewBox="0 0 21600 21600" draw:text-areas="800 800 20800 20800" draw:type="round-rectangular-callout" draw:modifiers="-4993.95959175172 19746.7721782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24T01:42:26.873637711</meta:creation-date>
    <dc:date>2014-07-24T01:58:23.729624033</dc:date>
    <dc:creator>Okabe Kiwamu</dc:creator>
    <meta:editing-duration>PT15M32S</meta:editing-duration>
    <meta:editing-cycles>39</meta:editing-cycles>
    <meta:generator>LibreOffice/4.2.5.2$Linux_X86_64 LibreOffice_project/420m0$Build-2</meta:generator>
    <meta:document-statistic meta:object-count="20"/>
  </office:meta>
</office:document-meta>
</file>